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>
      <loext:graphic-properties draw:fill="solid" draw:fill-color="#a0a0a0"/>
      <style:paragraph-properties fo:text-align="center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om: Head or teacher</text:p>
      <text:p text:style-name="P1">To: Parents/families</text:p>
      <text:p text:style-name="P1"/>
      <text:p text:style-name="P1">Goal: </text:p>
      <text:p text:style-name="P1">Make families aware of [your collective switching scheme]</text:p>
      <text:p text:style-name="P1">Avoid making direct endorsement any specific company</text:p>
      <text:p text:style-name="P1"/>
      <text:p text:style-name="P1">Recipient:</text:p>
      <text:p text:style-name="P1">Has not heard of [collective switching scheme]</text:p>
      <text:p text:style-name="P1">50% chance has not switched energy companies</text:p>
      <text:p text:style-name="P1">Unlikely to have in depth knowledge of green energy</text:p>
      <text:p text:style-name="P1">Unlikely to be familiar with smaller green energy companies</text:p>
      <text:p text:style-name="P1"/>
      <text:p text:style-name="P1">Sender:</text:p>
      <text:p text:style-name="P1">Maintain school impartiality</text:p>
      <text:p text:style-name="P1">Not harm relationship between schools and families</text:p>
      <text:p text:style-name="P1"/>
      <text:p text:style-name="P1"><draw:rect text:anchor-type="as-char" svg:y="0in" draw:z-index="0" draw:style-name="gr1" draw:text-style-name="P3" svg:width="0.0012in" svg:height="0.0213in"><text:p/></draw:rect></text:p>
      <text:p text:style-name="P1"/>
      <text:p text:style-name="P1">Title: Help keep us on the road</text:p>
      <text:p text:style-name="P1">[This is an example of the type of thing a school might want to raise money for. Whatever it is - make this the subject of the email/letter]</text:p>
      <text:p text:style-name="P1"/>
      <text:p text:style-name="P1">Body:</text:p>
      <text:p text:style-name="P1">Dear parents,</text:p>
      <text:p text:style-name="P1"/>
      <text:p text:style-name="P1"><text:soft-page-break/>We’re raising money to [keep our school minibus running], and we’re trying a new way to fundraise.</text:p>
      <text:p text:style-name="P1"/>
      <text:p text:style-name="P1">For every family that moves to a green energy company, [your collective switching scheme] will give the school £25.</text:p>
      <text:p text:style-name="P1"/>
      <text:p text:style-name="P1">[your collective switching scheme] want more people to use green energy instead of fossil fuels. If you decide to move to green energy they will take care of everything for you.</text:p>
      <text:p text:style-name="P1"/>
      <text:p text:style-name="P1">Green energy companies only sell renewable energy (such as wind or solar) from the UK.</text:p>
      <text:p text:style-name="P1"/>
      <text:p text:style-name="P1">[Our minibus] is a vital piece of school equipment for school trips and sports matches and much more - raising £1000 would really help us extend its life.</text:p>
      <text:p text:style-name="P1"/>
      <text:p text:style-name="P1">If you’d like to help, you can join up here: [url]</text:p>
      <text:p text:style-name="P1"/>
      <text:p text:style-name="P1">Best wishes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5" meta:word-count="227" meta:character-count="1333" meta:non-whitespace-character-count="1128"/>
    <meta:generator>LibreOfficeDev/5.1.0.3$Linux_X86_64 LibreOffice_project/</meta:generator>
  </office:meta>
</office:document-meta>
</file>